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Liberation_Mono_3.ttf" manifest:media-type="application/x-font-ttf"/>
  <manifest:file-entry manifest:full-path="Fonts/Font_Liberation_Mono_4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7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8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 fo:text-align="center" style:justify-single-word="false"/>
    </style:style>
    <style:style style:name="P11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3" style:family="paragraph" style:parent-style-name="Заголовок_20_1_20_прилож">
      <style:paragraph-properties fo:break-before="page"/>
    </style:style>
    <style:style style:name="P14" style:family="paragraph" style:parent-style-name="Text_20_body">
      <style:text-properties officeooo:paragraph-rsid="000ccc5e"/>
    </style:style>
    <style:style style:name="P15" style:family="paragraph" style:parent-style-name="Text_20_body">
      <style:paragraph-properties fo:text-align="justify" style:justify-single-word="false"/>
      <style:text-properties officeooo:paragraph-rsid="00117c24"/>
    </style:style>
    <style:style style:name="P16" style:family="paragraph" style:parent-style-name="Standard">
      <style:paragraph-properties fo:text-align="justify" style:justify-single-word="false"/>
      <style:text-properties officeooo:paragraph-rsid="0025b3b4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/>
      <style:text-properties officeooo:paragraph-rsid="00519456"/>
    </style:style>
    <style:style style:name="P19" style:family="paragraph" style:parent-style-name="Text_20_body">
      <style:paragraph-properties fo:text-indent="0cm" style:auto-text-indent="false"/>
      <style:text-properties officeooo:paragraph-rsid="00451c94"/>
    </style:style>
    <style:style style:name="P20" style:family="paragraph" style:parent-style-name="Примечание">
      <style:text-properties officeooo:paragraph-rsid="0025b3b4"/>
    </style:style>
    <style:style style:name="P21" style:family="paragraph" style:parent-style-name="Text_20_body">
      <style:text-properties officeooo:paragraph-rsid="0027741d"/>
    </style:style>
    <style:style style:name="P22" style:family="paragraph" style:parent-style-name="Footnote">
      <style:text-properties officeooo:rsid="002aad39" officeooo:paragraph-rsid="002aad39"/>
    </style:style>
    <style:style style:name="P23" style:family="paragraph" style:parent-style-name="Text_20_body">
      <style:text-properties officeooo:paragraph-rsid="002c5556"/>
    </style:style>
    <style:style style:name="P24" style:family="paragraph" style:parent-style-name="Footnote">
      <style:text-properties officeooo:rsid="002c5556" officeooo:paragraph-rsid="002c5556"/>
    </style:style>
    <style:style style:name="P25" style:family="paragraph" style:parent-style-name="Text_20_body">
      <style:text-properties officeooo:paragraph-rsid="000e63e1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officeooo:paragraph-rsid="0053f621"/>
    </style:style>
    <style:style style:name="P31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32" style:family="paragraph" style:parent-style-name="Heading_20_2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 fo:keep-with-next="always"/>
      <style:text-properties officeooo:paragraph-rsid="00d996dd"/>
    </style:style>
    <style:style style:name="P33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34" style:family="paragraph" style:parent-style-name="Heading_20_2">
      <style:text-properties officeooo:paragraph-rsid="0060531a"/>
    </style:style>
    <style:style style:name="P35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style:font-name="PT Astra Serif1"/>
    </style:style>
    <style:style style:name="P36" style:family="paragraph" style:parent-style-name="Heading_20_3">
      <style:paragraph-properties fo:text-align="justify" style:justify-single-word="false"/>
      <style:text-properties officeooo:paragraph-rsid="000d7553"/>
    </style:style>
    <style:style style:name="P37" style:family="paragraph" style:parent-style-name="Heading_20_3">
      <style:text-properties officeooo:paragraph-rsid="00a8ea94"/>
    </style:style>
    <style:style style:name="P38" style:family="paragraph" style:parent-style-name="Heading_20_3">
      <style:text-properties officeooo:paragraph-rsid="00bba467"/>
    </style:style>
    <style:style style:name="P39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40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41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42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43" style:family="paragraph" style:parent-style-name="Standard">
      <style:paragraph-properties fo:line-height="150%" fo:text-align="center" style:justify-single-word="false"/>
      <style:text-properties officeooo:rsid="005e785b" officeooo:paragraph-rsid="005e785b"/>
    </style:style>
    <style:style style:name="P44" style:family="paragraph" style:parent-style-name="Standard">
      <style:paragraph-properties fo:text-align="justify" style:justify-single-word="false"/>
      <style:text-properties officeooo:paragraph-rsid="005c6d41"/>
    </style:style>
    <style:style style:name="P45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6f69b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7e33d9"/>
    </style:style>
    <style:style style:name="P47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48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49" style:family="paragraph" style:parent-style-name="Text_20_body" style:list-style-name="L2">
      <style:paragraph-properties fo:text-align="start" style:justify-single-word="false"/>
      <style:text-properties officeooo:paragraph-rsid="000d7553"/>
    </style:style>
    <style:style style:name="P50" style:family="paragraph" style:parent-style-name="Text_20_body">
      <style:text-properties officeooo:paragraph-rsid="0060531a"/>
    </style:style>
    <style:style style:name="P51" style:family="paragraph" style:parent-style-name="Text_20_body">
      <style:paragraph-properties fo:text-indent="0cm" style:auto-text-indent="false"/>
      <style:text-properties officeooo:paragraph-rsid="006746c7"/>
    </style:style>
    <style:style style:name="P52" style:family="paragraph" style:parent-style-name="Text_20_body">
      <style:text-properties officeooo:paragraph-rsid="00451c94"/>
    </style:style>
    <style:style style:name="P53" style:family="paragraph" style:parent-style-name="Text_20_body">
      <style:text-properties officeooo:rsid="00579f9b" officeooo:paragraph-rsid="00775963"/>
    </style:style>
    <style:style style:name="P54" style:family="paragraph" style:parent-style-name="Text_20_body">
      <style:text-properties officeooo:paragraph-rsid="00792574"/>
    </style:style>
    <style:style style:name="P55" style:family="paragraph" style:parent-style-name="Text_20_body">
      <style:paragraph-properties fo:margin-top="0cm" fo:margin-bottom="0.25cm" style:contextual-spacing="true" fo:line-height="150%" fo:text-indent="1.251cm" style:auto-text-indent="false"/>
    </style:style>
    <style:style style:name="P56" style:family="paragraph" style:parent-style-name="Text_20_body">
      <style:paragraph-properties fo:margin-top="0cm" fo:margin-bottom="0.499cm" style:contextual-spacing="false"/>
    </style:style>
    <style:style style:name="P57" style:family="paragraph" style:parent-style-name="Text_20_body" style:list-style-name="L3"/>
    <style:style style:name="P58" style:family="paragraph" style:parent-style-name="Text_20_body" style:list-style-name="L3">
      <style:paragraph-properties fo:margin-top="0cm" fo:margin-bottom="0.499cm" style:contextual-spacing="false"/>
    </style:style>
    <style:style style:name="P59" style:family="paragraph" style:parent-style-name="Text_20_body">
      <style:paragraph-properties fo:text-align="justify" style:justify-single-word="false"/>
      <style:text-properties officeooo:paragraph-rsid="00117c24"/>
    </style:style>
    <style:style style:name="P60" style:family="paragraph" style:parent-style-name="Text_20_body" style:list-style-name="L21">
      <style:paragraph-properties fo:text-align="justify" style:justify-single-word="false"/>
      <style:text-properties officeooo:paragraph-rsid="00adbe29"/>
    </style:style>
    <style:style style:name="P61" style:family="paragraph" style:parent-style-name="Text_20_body" style:list-style-name="L21">
      <style:paragraph-properties fo:text-align="justify" style:justify-single-word="false"/>
      <style:text-properties officeooo:paragraph-rsid="00aff5c8"/>
    </style:style>
    <style:style style:name="P62" style:family="paragraph" style:parent-style-name="Text_20_body">
      <style:paragraph-properties fo:text-align="justify" style:justify-single-word="false"/>
      <style:text-properties officeooo:paragraph-rsid="00ebbd55"/>
    </style:style>
    <style:style style:name="P63" style:family="paragraph" style:parent-style-name="Text_20_body" style:list-style-name="L4"/>
    <style:style style:name="P64" style:family="paragraph" style:parent-style-name="Text_20_body" style:list-style-name="L12"/>
    <style:style style:name="P65" style:family="paragraph" style:parent-style-name="Text_20_body" style:list-style-name="L12">
      <style:paragraph-properties fo:margin-top="0cm" fo:margin-bottom="0.499cm" style:contextual-spacing="false"/>
    </style:style>
    <style:style style:name="P66" style:family="paragraph" style:parent-style-name="Text_20_body" style:list-style-name="L13"/>
    <style:style style:name="P67" style:family="paragraph" style:parent-style-name="Text_20_body" style:list-style-name="L13">
      <style:paragraph-properties fo:margin-top="0cm" fo:margin-bottom="0.499cm" style:contextual-spacing="false"/>
    </style:style>
    <style:style style:name="P68" style:family="paragraph" style:parent-style-name="Text_20_body" style:list-style-name="L14"/>
    <style:style style:name="P69" style:family="paragraph" style:parent-style-name="Text_20_body" style:list-style-name="L14">
      <style:paragraph-properties fo:margin-top="0cm" fo:margin-bottom="0.499cm" style:contextual-spacing="false"/>
      <style:text-properties officeooo:paragraph-rsid="00bf89a3"/>
    </style:style>
    <style:style style:name="P70" style:family="paragraph" style:parent-style-name="Text_20_body" style:list-style-name="L16"/>
    <style:style style:name="P71" style:family="paragraph" style:parent-style-name="Text_20_body" style:list-style-name="L16">
      <style:paragraph-properties fo:margin-top="0cm" fo:margin-bottom="0.499cm" style:contextual-spacing="false"/>
    </style:style>
    <style:style style:name="P72" style:family="paragraph" style:parent-style-name="Text_20_body" style:list-style-name="L18"/>
    <style:style style:name="P73" style:family="paragraph" style:parent-style-name="Text_20_body" style:list-style-name="L18">
      <style:paragraph-properties fo:margin-top="0cm" fo:margin-bottom="0.499cm" style:contextual-spacing="false"/>
    </style:style>
    <style:style style:name="P74" style:family="paragraph" style:parent-style-name="Text_20_body" style:list-style-name="L23">
      <style:paragraph-properties fo:margin-top="0cm" fo:margin-bottom="0.499cm" style:contextual-spacing="false"/>
    </style:style>
    <style:style style:name="P75" style:family="paragraph" style:parent-style-name="Text_20_body" style:list-style-name="L24"/>
    <style:style style:name="P76" style:family="paragraph" style:parent-style-name="Text_20_body" style:list-style-name="L24">
      <style:paragraph-properties fo:margin-top="0cm" fo:margin-bottom="0.499cm" style:contextual-spacing="false"/>
    </style:style>
    <style:style style:name="P77" style:family="paragraph" style:parent-style-name="Text_20_body" style:list-style-name="L25">
      <style:paragraph-properties fo:margin-top="0cm" fo:margin-bottom="0.499cm" style:contextual-spacing="false"/>
    </style:style>
    <style:style style:name="P78" style:family="paragraph" style:parent-style-name="Text_20_body" style:list-style-name="L26">
      <style:paragraph-properties fo:margin-top="0cm" fo:margin-bottom="0.499cm" style:contextual-spacing="false"/>
    </style:style>
    <style:style style:name="P79" style:family="paragraph" style:parent-style-name="Text_20_body" style:list-style-name="L27"/>
    <style:style style:name="P80" style:family="paragraph" style:parent-style-name="Text_20_body" style:list-style-name="L27">
      <style:paragraph-properties fo:margin-top="0cm" fo:margin-bottom="0.499cm" style:contextual-spacing="false"/>
    </style:style>
    <style:style style:name="T1" style:family="text">
      <style:text-properties style:language-asian="ja" style:country-asian="JP"/>
    </style:style>
    <style:style style:name="T2" style:family="text">
      <style:text-properties officeooo:rsid="003f1ca2"/>
    </style:style>
    <style:style style:name="T3" style:family="text">
      <style:text-properties officeooo:rsid="00328e42"/>
    </style:style>
    <style:style style:name="T4" style:family="text">
      <style:text-properties officeooo:rsid="0044d62f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f1ca2" style:font-style-asian="normal" style:font-style-complex="normal"/>
    </style:style>
    <style:style style:name="T7" style:family="text">
      <style:text-properties fo:font-style="normal" officeooo:rsid="000ccc5e" style:font-style-asian="normal" style:font-style-complex="normal"/>
    </style:style>
    <style:style style:name="T8" style:family="text">
      <style:text-properties fo:font-style="normal" officeooo:rsid="00117c24" style:font-style-asian="normal" style:font-style-complex="normal"/>
    </style:style>
    <style:style style:name="T9" style:family="text">
      <style:text-properties fo:font-style="normal" officeooo:rsid="0016b531" style:font-style-asian="normal" style:font-style-complex="normal"/>
    </style:style>
    <style:style style:name="T10" style:family="text">
      <style:text-properties fo:font-style="normal" officeooo:rsid="001077b6" style:font-style-asian="normal" style:font-style-complex="normal"/>
    </style:style>
    <style:style style:name="T11" style:family="text">
      <style:text-properties fo:font-style="normal" officeooo:rsid="0025b3b4" style:font-style-asian="normal" style:font-style-complex="normal"/>
    </style:style>
    <style:style style:name="T12" style:family="text">
      <style:text-properties fo:font-style="normal" officeooo:rsid="002497b0" style:font-style-asian="normal" style:font-style-complex="normal"/>
    </style:style>
    <style:style style:name="T13" style:family="text">
      <style:text-properties fo:font-style="normal" officeooo:rsid="00338f18" style:font-style-asian="normal" style:font-style-complex="normal"/>
    </style:style>
    <style:style style:name="T14" style:family="text">
      <style:text-properties fo:font-style="normal" officeooo:rsid="0027741d" style:font-style-asian="normal" style:font-style-complex="normal"/>
    </style:style>
    <style:style style:name="T15" style:family="text">
      <style:text-properties fo:font-style="normal" officeooo:rsid="002aad39" style:font-style-asian="normal" style:font-style-complex="normal"/>
    </style:style>
    <style:style style:name="T16" style:family="text">
      <style:text-properties fo:font-style="normal" officeooo:rsid="002c5556" style:font-style-asian="normal" style:font-style-complex="normal"/>
    </style:style>
    <style:style style:name="T17" style:family="text">
      <style:text-properties fo:font-style="normal" officeooo:rsid="004295eb" style:font-style-asian="normal" style:font-style-complex="normal"/>
    </style:style>
    <style:style style:name="T18" style:family="text">
      <style:text-properties fo:font-style="normal" officeooo:rsid="004788e2" style:font-style-asian="normal" style:font-style-complex="normal"/>
    </style:style>
    <style:style style:name="T19" style:family="text">
      <style:text-properties fo:font-style="normal" officeooo:rsid="000d7553" style:font-style-asian="normal" style:font-style-complex="normal"/>
    </style:style>
    <style:style style:name="T20" style:family="text">
      <style:text-properties fo:font-style="normal" officeooo:rsid="000e63e1" style:font-style-asian="normal" style:font-style-complex="normal"/>
    </style:style>
    <style:style style:name="T21" style:family="text">
      <style:text-properties fo:font-style="normal" officeooo:rsid="000ee720" style:font-style-asian="normal" style:font-style-complex="normal"/>
    </style:style>
    <style:style style:name="T22" style:family="text">
      <style:text-properties fo:font-style="normal" officeooo:rsid="00520690" style:font-style-asian="normal" style:font-style-complex="normal"/>
    </style:style>
    <style:style style:name="T23" style:family="text">
      <style:text-properties fo:font-style="normal" officeooo:rsid="00534c3a" style:font-style-asian="normal" style:font-style-complex="normal"/>
    </style:style>
    <style:style style:name="T24" style:family="text">
      <style:text-properties fo:font-style="normal" officeooo:rsid="00579f9b" style:font-style-asian="normal" style:font-style-complex="normal"/>
    </style:style>
    <style:style style:name="T25" style:family="text">
      <style:text-properties fo:font-style="normal" officeooo:rsid="005b5884" style:font-style-asian="normal" style:font-style-complex="normal"/>
    </style:style>
    <style:style style:name="T26" style:family="text">
      <style:text-properties fo:font-style="normal" officeooo:rsid="007c3504" style:font-style-asian="normal" style:font-style-complex="normal"/>
    </style:style>
    <style:style style:name="T27" style:family="text">
      <style:text-properties fo:font-style="normal" officeooo:rsid="0091272c" style:font-style-asian="normal" style:font-style-complex="normal"/>
    </style:style>
    <style:style style:name="T28" style:family="text">
      <style:text-properties fo:font-style="normal" officeooo:rsid="00850aa4" style:font-style-asian="normal" style:font-style-complex="normal"/>
    </style:style>
    <style:style style:name="T29" style:family="text">
      <style:text-properties fo:font-style="normal" officeooo:rsid="0085e39e" style:font-style-asian="normal" style:font-style-complex="normal"/>
    </style:style>
    <style:style style:name="T30" style:family="text">
      <style:text-properties fo:font-style="normal" officeooo:rsid="008601c7" style:font-style-asian="normal" style:font-style-complex="normal"/>
    </style:style>
    <style:style style:name="T31" style:family="text">
      <style:text-properties fo:font-style="normal" officeooo:rsid="00abab2a" style:font-style-asian="normal" style:font-style-complex="normal"/>
    </style:style>
    <style:style style:name="T32" style:family="text">
      <style:text-properties fo:font-style="normal" officeooo:rsid="00780a4d" style:font-style-asian="normal" style:font-style-complex="normal"/>
    </style:style>
    <style:style style:name="T33" style:family="text">
      <style:text-properties fo:font-style="normal" officeooo:rsid="00b17902" style:font-style-asian="normal" style:font-style-complex="normal"/>
    </style:style>
    <style:style style:name="T34" style:family="text">
      <style:text-properties fo:font-style="normal" officeooo:rsid="007d564d" style:font-style-asian="normal" style:font-style-complex="normal"/>
    </style:style>
    <style:style style:name="T35" style:family="text">
      <style:text-properties fo:font-style="normal" officeooo:rsid="007f3379" style:font-style-asian="normal" style:font-style-complex="normal"/>
    </style:style>
    <style:style style:name="T36" style:family="text">
      <style:text-properties fo:font-style="normal" officeooo:rsid="0080b48f" style:font-style-asian="normal" style:font-style-complex="normal"/>
    </style:style>
    <style:style style:name="T37" style:family="text">
      <style:text-properties fo:font-style="normal" officeooo:rsid="00df6022" style:font-style-asian="normal" style:font-style-complex="normal"/>
    </style:style>
    <style:style style:name="T38" style:family="text">
      <style:text-properties fo:font-style="normal" officeooo:rsid="00e5ce66" style:font-style-asian="normal" style:font-style-complex="normal"/>
    </style:style>
    <style:style style:name="T39" style:family="text">
      <style:text-properties fo:font-style="normal" officeooo:rsid="00e9bd3e" style:font-style-asian="normal" style:font-style-complex="normal"/>
    </style:style>
    <style:style style:name="T40" style:family="text">
      <style:text-properties fo:font-style="normal" officeooo:rsid="00eea724" style:font-style-asian="normal" style:font-style-complex="normal"/>
    </style:style>
    <style:style style:name="T41" style:family="text">
      <style:text-properties fo:font-style="normal" fo:font-weight="bold" officeooo:rsid="00abab2a" style:font-style-asian="normal" style:font-weight-asian="bold" style:font-style-complex="normal" style:font-weight-complex="bold"/>
    </style:style>
    <style:style style:name="T42" style:family="text">
      <style:text-properties style:font-name="PT Astra Serif2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43" style:family="text">
      <style:text-properties style:font-name="PT Astra Serif2" fo:font-size="14pt" fo:font-style="normal" fo:font-weight="bold" officeooo:rsid="00437e05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44" style:family="text">
      <style:text-properties style:font-name="PT Astra Serif2"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size="14pt" fo:font-weight="bold" style:font-size-asian="14pt" style:font-weight-asian="bold" style:font-size-complex="14pt" style:font-weight-complex="bold"/>
    </style:style>
    <style:style style:name="T47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48" style:family="text">
      <style:text-properties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49" style:family="text">
      <style:text-properties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size="14pt" officeooo:rsid="00579f9b" style:font-size-asian="14pt" style:font-size-complex="14pt"/>
    </style:style>
    <style:style style:name="T52" style:family="text">
      <style:text-properties fo:font-size="14pt" officeooo:rsid="005b5884" style:font-size-asian="14pt" style:font-size-complex="14pt"/>
    </style:style>
    <style:style style:name="T53" style:family="text">
      <style:text-properties fo:font-size="14pt" officeooo:rsid="005b5ee3" style:font-size-asian="14pt" style:font-size-complex="14pt"/>
    </style:style>
    <style:style style:name="T54" style:family="text">
      <style:text-properties fo:font-size="14pt" officeooo:rsid="005c6d41" style:font-size-asian="14pt" style:font-size-complex="14pt"/>
    </style:style>
    <style:style style:name="T55" style:family="text">
      <style:text-properties fo:font-size="14pt" officeooo:rsid="0062f2cd" style:font-size-asian="14pt" style:font-size-complex="14pt"/>
    </style:style>
    <style:style style:name="T56" style:family="text">
      <style:text-properties fo:font-size="14pt" officeooo:rsid="005f7845" style:font-size-asian="14pt" style:font-size-complex="14pt"/>
    </style:style>
    <style:style style:name="T57" style:family="text">
      <style:text-properties fo:font-size="14pt" officeooo:rsid="007ef034" style:font-size-asian="14pt" style:font-size-complex="14pt"/>
    </style:style>
    <style:style style:name="T58" style:family="text">
      <style:text-properties fo:font-size="14pt" officeooo:rsid="007f313e" style:font-size-asian="14pt" style:font-size-complex="14pt"/>
    </style:style>
    <style:style style:name="T59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font-size="14pt" fo:font-style="normal" style:font-size-asian="14pt" style:font-style-asian="normal" style:font-size-complex="14pt" style:font-style-complex="normal"/>
    </style:style>
    <style:style style:name="T61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62" style:family="text">
      <style:text-properties fo:font-size="14pt" fo:font-style="normal" officeooo:rsid="0069016a" style:font-size-asian="14pt" style:font-style-asian="normal" style:font-size-complex="14pt" style:font-style-complex="normal" style:font-weight-complex="bold"/>
    </style:style>
    <style:style style:name="T63" style:family="text">
      <style:text-properties fo:font-size="14pt" fo:font-style="normal" officeooo:rsid="0085c99d" style:font-size-asian="14pt" style:font-style-asian="normal" style:font-size-complex="14pt" style:font-style-complex="normal" style:font-weight-complex="bold"/>
    </style:style>
    <style:style style:name="T64" style:family="text">
      <style:text-properties fo:font-size="14pt" fo:font-style="normal" officeooo:rsid="0070c390" style:font-size-asian="14pt" style:font-style-asian="normal" style:font-size-complex="14pt" style:font-style-complex="normal" style:font-weight-complex="bold"/>
    </style:style>
    <style:style style:name="T65" style:family="text">
      <style:text-properties fo:font-size="14pt" fo:font-style="normal" officeooo:rsid="0070d4f2" style:font-size-asian="14pt" style:font-style-asian="normal" style:font-size-complex="14pt" style:font-style-complex="normal" style:font-weight-complex="bold"/>
    </style:style>
    <style:style style:name="T66" style:family="text">
      <style:text-properties fo:font-size="14pt" fo:font-style="normal" officeooo:rsid="0072a02c" style:font-size-asian="14pt" style:font-style-asian="normal" style:font-size-complex="14pt" style:font-style-complex="normal" style:font-weight-complex="bold"/>
    </style:style>
    <style:style style:name="T67" style:family="text">
      <style:text-properties fo:font-size="14pt" fo:font-style="normal" officeooo:rsid="00f84e29" style:font-size-asian="14pt" style:font-style-asian="normal" style:font-size-complex="14pt" style:font-style-complex="normal" style:font-weight-complex="bold"/>
    </style:style>
    <style:style style:name="T68" style:family="text">
      <style:text-properties fo:font-size="14pt" fo:font-style="normal" officeooo:rsid="00fa6ca7" style:font-size-asian="14pt" style:font-style-asian="normal" style:font-size-complex="14pt" style:font-style-complex="normal" style:font-weight-complex="bold"/>
    </style:style>
    <style:style style:name="T69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70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71" style:family="text">
      <style:text-properties fo:font-size="14pt" fo:font-style="normal" officeooo:rsid="005646c9" style:font-size-asian="14pt" style:font-style-asian="normal" style:font-size-complex="14pt" style:font-style-complex="normal"/>
    </style:style>
    <style:style style:name="T72" style:family="text">
      <style:text-properties fo:font-size="14pt" fo:font-style="normal" officeooo:rsid="0067cb7b" style:font-size-asian="14pt" style:font-style-asian="normal" style:font-size-complex="14pt" style:font-style-complex="normal"/>
    </style:style>
    <style:style style:name="T73" style:family="text">
      <style:text-properties fo:font-size="14pt" fo:font-style="normal" officeooo:rsid="00cff85b" style:font-size-asian="14pt" style:font-style-asian="normal" style:font-size-complex="14pt" style:font-style-complex="normal"/>
    </style:style>
    <style:style style:name="T74" style:family="text">
      <style:text-properties fo:font-size="14pt" fo:font-weight="normal" style:font-size-asian="14pt" style:font-weight-asian="normal" style:font-size-complex="14pt" style:font-weight-complex="normal"/>
    </style:style>
    <style:style style:name="T75" style:family="text">
      <style:text-properties officeooo:rsid="0025b3b4"/>
    </style:style>
    <style:style style:name="T76" style:family="text">
      <style:text-properties style:text-position="super 58%" fo:font-size="15pt" fo:font-style="normal" officeooo:rsid="002c5556" style:font-size-asian="15pt" style:font-style-asian="normal" style:font-size-complex="15pt" style:font-style-complex="normal"/>
    </style:style>
    <style:style style:name="T77" style:family="text">
      <style:text-properties style:text-position="0% 100%" fo:font-size="15pt" fo:font-style="normal" officeooo:rsid="002c5556" style:font-size-asian="15pt" style:font-style-asian="normal" style:font-size-complex="15pt" style:font-style-complex="normal"/>
    </style:style>
    <style:style style:name="T78" style:family="text">
      <style:text-properties officeooo:rsid="0041df98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officeooo:rsid="00595699"/>
    </style:style>
    <style:style style:name="T81" style:family="text">
      <style:text-properties officeooo:rsid="00597635"/>
    </style:style>
    <style:style style:name="T82" style:family="text">
      <style:text-properties officeooo:rsid="005b5ee3"/>
    </style:style>
    <style:style style:name="T83" style:family="text">
      <style:text-properties officeooo:rsid="005c6d41"/>
    </style:style>
    <style:style style:name="T84" style:family="text">
      <style:text-properties officeooo:rsid="0064be96"/>
    </style:style>
    <style:style style:name="T85" style:family="text">
      <style:text-properties officeooo:rsid="00662336"/>
    </style:style>
    <style:style style:name="T86" style:family="text">
      <style:text-properties officeooo:rsid="00604758"/>
    </style:style>
    <style:style style:name="T87" style:family="text">
      <style:text-properties officeooo:rsid="006917f8"/>
    </style:style>
    <style:style style:name="T88" style:family="text">
      <style:text-properties fo:language="en" fo:country="US" officeooo:rsid="006b8ad5"/>
    </style:style>
    <style:style style:name="T89" style:family="text">
      <style:text-properties fo:language="en" fo:country="US" fo:font-style="normal" officeooo:rsid="00abab2a" style:font-style-asian="normal" style:font-style-complex="normal"/>
    </style:style>
    <style:style style:name="T90" style:family="text">
      <style:text-properties fo:language="en" fo:country="US" fo:font-style="normal" officeooo:rsid="00b0e22c" style:font-style-asian="normal" style:font-style-complex="normal"/>
    </style:style>
    <style:style style:name="T91" style:family="text">
      <style:text-properties fo:language="en" fo:country="US" fo:font-style="normal" officeooo:rsid="007f3379" style:font-style-asian="normal" style:font-style-complex="normal"/>
    </style:style>
    <style:style style:name="T92" style:family="text">
      <style:text-properties fo:language="en" fo:country="US" fo:font-style="normal" officeooo:rsid="007d564d" style:font-style-asian="normal" style:font-style-complex="normal"/>
    </style:style>
    <style:style style:name="T93" style:family="text">
      <style:text-properties fo:language="en" fo:country="US" fo:font-style="normal" officeooo:rsid="00dd4bd3" style:font-style-asian="normal" style:font-style-complex="normal"/>
    </style:style>
    <style:style style:name="T94" style:family="text">
      <style:text-properties fo:language="en" fo:country="US" fo:font-style="normal" officeooo:rsid="00ea6583" style:font-style-asian="normal" style:font-style-complex="normal"/>
    </style:style>
    <style:style style:name="T95" style:family="text">
      <style:text-properties fo:language="ru" fo:country="RU"/>
    </style:style>
    <style:style style:name="T96" style:family="text">
      <style:text-properties fo:language="ru" fo:country="RU" officeooo:rsid="006aed29"/>
    </style:style>
    <style:style style:name="T97" style:family="text">
      <style:text-properties fo:language="ru" fo:country="RU" officeooo:rsid="006b2db1"/>
    </style:style>
    <style:style style:name="T98" style:family="text">
      <style:text-properties fo:language="ru" fo:country="RU" officeooo:rsid="006b8ad5"/>
    </style:style>
    <style:style style:name="T99" style:family="text">
      <style:text-properties fo:language="ru" fo:country="RU" officeooo:rsid="006d46be"/>
    </style:style>
    <style:style style:name="T100" style:family="text">
      <style:text-properties fo:language="ru" fo:country="RU" officeooo:rsid="007cf01b"/>
    </style:style>
    <style:style style:name="T101" style:family="text">
      <style:text-properties fo:language="ru" fo:country="RU" officeooo:rsid="007d037a"/>
    </style:style>
    <style:style style:name="T102" style:family="text">
      <style:text-properties fo:language="ru" fo:country="RU" fo:font-style="normal" officeooo:rsid="00ad3fa3" style:font-style-asian="normal" style:font-style-complex="normal"/>
    </style:style>
    <style:style style:name="T103" style:family="text">
      <style:text-properties fo:language="ru" fo:country="RU" fo:font-style="normal" officeooo:rsid="00780a4d" style:font-style-asian="normal" style:font-style-complex="normal"/>
    </style:style>
    <style:style style:name="T104" style:family="text">
      <style:text-properties fo:language="ru" fo:country="RU" fo:font-style="normal" officeooo:rsid="00b0e22c" style:font-style-asian="normal" style:font-style-complex="normal"/>
    </style:style>
    <style:style style:name="T105" style:family="text">
      <style:text-properties fo:language="ru" fo:country="RU" fo:font-style="normal" officeooo:rsid="007f3379" style:font-style-asian="normal" style:font-style-complex="normal"/>
    </style:style>
    <style:style style:name="T106" style:family="text">
      <style:text-properties fo:language="ru" fo:country="RU" fo:font-style="normal" officeooo:rsid="00dd4bd3" style:font-style-asian="normal" style:font-style-complex="normal"/>
    </style:style>
    <style:style style:name="T107" style:family="text">
      <style:text-properties fo:language="ru" fo:country="RU" fo:font-style="normal" officeooo:rsid="00ea6583" style:font-style-asian="normal" style:font-style-complex="normal"/>
    </style:style>
    <style:style style:name="T108" style:family="text">
      <style:text-properties fo:language="ru" fo:country="RU" fo:font-style="normal" officeooo:rsid="00f03526" style:font-style-asian="normal" style:font-style-complex="normal"/>
    </style:style>
    <style:style style:name="T109" style:family="text">
      <style:text-properties fo:language="ru" fo:country="RU" fo:font-style="normal" officeooo:rsid="00f4a6d6" style:font-style-asian="normal" style:font-style-complex="normal"/>
    </style:style>
    <style:style style:name="T110" style:family="text">
      <style:text-properties fo:language="ru" fo:country="RU" fo:font-style="normal" fo:font-weight="bold" officeooo:rsid="00abab2a" style:font-style-asian="normal" style:font-weight-asian="bold" style:font-style-complex="normal" style:font-weight-complex="bold"/>
    </style:style>
    <style:style style:name="T111" style:family="text">
      <style:text-properties fo:language="ru" fo:country="RU" fo:font-style="normal" fo:font-weight="bold" officeooo:rsid="00ad3fa3" style:font-style-asian="normal" style:font-weight-asian="bold" style:font-style-complex="normal" style:font-weight-complex="bold"/>
    </style:style>
    <style:style style:name="T112" style:family="text">
      <style:text-properties fo:language="ru" fo:country="RU" officeooo:rsid="00b0e22c"/>
    </style:style>
    <style:style style:name="T113" style:family="text">
      <style:text-properties fo:language="ru" fo:country="RU" officeooo:rsid="00dd4bd3"/>
    </style:style>
    <style:style style:name="T114" style:family="text">
      <style:text-properties officeooo:rsid="00889f56"/>
    </style:style>
    <style:style style:name="T115" style:family="text">
      <style:text-properties officeooo:rsid="00932c9e"/>
    </style:style>
    <style:style style:name="T116" style:family="text">
      <style:text-properties officeooo:rsid="007a00fa"/>
    </style:style>
    <style:style style:name="T117" style:family="text">
      <style:text-properties officeooo:rsid="007ab181"/>
    </style:style>
    <style:style style:name="T118" style:family="text">
      <style:text-properties officeooo:rsid="007b9270"/>
    </style:style>
    <style:style style:name="T119" style:family="text">
      <style:text-properties style:font-name="PT Astra Serif1"/>
    </style:style>
    <style:style style:name="T120" style:family="text">
      <style:text-properties style:font-name="PT Astra Serif1" officeooo:rsid="0095215b"/>
    </style:style>
    <style:style style:name="T121" style:family="text">
      <style:text-properties style:font-name="PT Astra Serif1" officeooo:rsid="0096ec8b"/>
    </style:style>
    <style:style style:name="T122" style:family="text">
      <style:text-properties style:font-name="PT Astra Serif1" officeooo:rsid="009ddb5d"/>
    </style:style>
    <style:style style:name="T123" style:family="text">
      <style:text-properties style:font-name="PT Astra Serif1" officeooo:rsid="009de1d4"/>
    </style:style>
    <style:style style:name="T124" style:family="text">
      <style:text-properties style:font-name="PT Astra Serif1" officeooo:rsid="00a26acf"/>
    </style:style>
    <style:style style:name="T125" style:family="text">
      <style:text-properties style:font-name="PT Astra Serif1" fo:font-weight="normal" officeooo:rsid="00a26acf" style:font-weight-asian="normal" style:font-weight-complex="normal"/>
    </style:style>
    <style:style style:name="T126" style:family="text">
      <style:text-properties style:font-name="PT Astra Serif1" fo:font-size="14pt" fo:font-style="normal" officeooo:rsid="002497b0" style:font-size-asian="14pt" style:font-style-asian="normal" style:font-size-complex="14pt" style:font-style-complex="normal"/>
    </style:style>
    <style:style style:name="T127" style:family="text">
      <style:text-properties style:font-name="PT Astra Serif1" fo:font-size="14pt" fo:font-style="normal" officeooo:rsid="00bba467" style:font-size-asian="14pt" style:font-style-asian="normal" style:font-size-complex="14pt" style:font-style-complex="normal"/>
    </style:style>
    <style:style style:name="T128" style:family="text">
      <style:text-properties style:font-name="PT Astra Serif1" fo:font-size="14pt" style:font-size-asian="14pt" style:font-size-complex="14pt"/>
    </style:style>
    <style:style style:name="T129" style:family="text">
      <style:text-properties style:font-name="PT Astra Serif1" fo:font-size="14pt" officeooo:rsid="00a8ea94" style:font-size-asian="14pt" style:font-size-complex="14pt"/>
    </style:style>
    <style:style style:name="T130" style:family="text">
      <style:text-properties style:font-name="PT Astra Serif1" fo:font-size="14pt" officeooo:rsid="00bc3f17" style:font-size-asian="14pt" style:font-size-complex="14pt"/>
    </style:style>
    <style:style style:name="T131" style:family="text">
      <style:text-properties style:font-name="PT Astra Serif1" fo:font-size="13pt" style:font-size-asian="13pt" style:font-size-complex="13pt"/>
    </style:style>
    <style:style style:name="T132" style:family="text">
      <style:text-properties style:font-name="PT Astra Serif1" officeooo:rsid="00c9abd4"/>
    </style:style>
    <style:style style:name="T133" style:family="text">
      <style:text-properties style:font-name="PT Astra Serif1" officeooo:rsid="00ce88c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47">Министерство образования, науки и молодежной политики</text:p>
      <text:p text:style-name="P4">Краснодарского края</text:p>
      <text:p text:style-name="P3">Государственное бюджетное профессиональное образовательное учреждение Краснодарского края «Ейский полипрофильный колледж»</text:p>
      <text:p text:style-name="P2"/>
      <text:p text:style-name="P2"/>
      <text:p text:style-name="P3">Отделение педагогики</text:p>
      <text:p text:style-name="P3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1 группы</text:p>
      <text:p text:style-name="P43">СИНИЦЫНА МАКСИМА ВИКТОРОВИЧА</text:p>
      <text:p text:style-name="P5"/>
      <text:p text:style-name="P5"><text:span text:style-name="T81">РАЗРАБОТКА МОДУЛЕЙ </text:span>АВТОМАТИЗИРОВАНН<text:span text:style-name="T81">ОЙ </text:span>СИСТЕМ<text:span text:style-name="T81">Ы</text:span> <text:span text:style-name="T84">ДЛЯ ОРГАНИЗАЦИИ ПИТАНИЯ В ГОСТИНИЦЕ</text:span></text:p>
      <text:p text:style-name="P7"/>
      <text:p text:style-name="P7"/>
      <text:p text:style-name="P7"><text:span text:style-name="T2">Научный р</text:span><text:span text:style-name="T3">уководитель </text:span><text:span text:style-name="T4">п</text:span><text:span text:style-name="T3">реподаватель специальных дисциплин </text:span></text:p>
      <text:p text:style-name="P8">Фо<text:span text:style-name="T2">мин А. Т.</text:span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0"/>
      <text:p text:style-name="P10"/>
      <text:p text:style-name="P11"><text:span text:style-name="T2">г. </text:span>Ейск </text:p>
      <text:p text:style-name="P11"><text:span text:style-name="Emphasis"><text:span text:style-name="T5">20</text:span></text:span><text:span text:style-name="Emphasis"><text:span text:style-name="T6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8">ОГЛАВЛЕНИЕ</text:p>
          </text:index-title>
          <text:p text:style-name="P26"><text:a xlink:type="simple" xlink:href="#__RefHeading___Toc636_3527694714" text:style-name="Index_20_Link" text:visited-style-name="Index_20_Link">ВВЕДЕНИЕ<text:tab/>3</text:a></text:p>
          <text:p text:style-name="P26"><text:a xlink:type="simple" xlink:href="#__RefHeading___Toc1546_3303776979" text:style-name="Index_20_Link" text:visited-style-name="Index_20_Link">ГЛАВА 1 ПРОЕКТИРОВАНИЕ ПРИЛОЖЕНИЯ<text:tab/>4</text:a></text:p>
          <text:p text:style-name="P27"><text:a xlink:type="simple" xlink:href="#__RefHeading___Toc638_3527694714" text:style-name="Index_20_Link" text:visited-style-name="Index_20_Link"><text:span text:style-name="T5">1.</text:span><text:span text:style-name="T5">1</text:span><text:span text:style-name="T5"> </text:span><text:span text:style-name="T5">Описание предметной </text:span><text:span text:style-name="T5">области</text:span><text:tab/>4</text:a></text:p>
          <text:p text:style-name="P27"><text:a xlink:type="simple" xlink:href="#__RefHeading___Toc640_3527694714" text:style-name="Index_20_Link" text:visited-style-name="Index_20_Link"><text:span text:style-name="T5">1.</text:span><text:span text:style-name="T5">2</text:span><text:span text:style-name="T5"> </text:span><text:span text:style-name="T5">Описание назначения ПС</text:span><text:tab/>4</text:a></text:p>
          <text:p text:style-name="P27"><text:a xlink:type="simple" xlink:href="#__RefHeading___Toc1524_547038729" text:style-name="Index_20_Link" text:visited-style-name="Index_20_Link">1.3 Анализ требований к ПС<text:tab/>5</text:a></text:p>
          <text:p text:style-name="P27"><text:a xlink:type="simple" xlink:href="#__RefHeading___Toc17060_742307865" text:style-name="Index_20_Link" text:visited-style-name="Index_20_Link"><text:span text:style-name="T5">1.4 </text:span><text:span text:style-name="T5">Т</text:span><text:span text:style-name="T5">ехнологии программирования </text:span><text:span text:style-name="T5">и </text:span><text:span text:style-name="T5">среды программирования</text:span><text:tab/>6</text:a></text:p>
          <text:p text:style-name="P26"><text:a xlink:type="simple" xlink:href="#__RefHeading___Toc1029_1288856879" text:style-name="Index_20_Link" text:visited-style-name="Index_20_Link">ГЛАВА 2 РАЗРАБОТКА ПРИЛОЖЕНИЯ<text:tab/>7</text:a></text:p>
          <text:p text:style-name="P27"><text:a xlink:type="simple" xlink:href="#__RefHeading___Toc1550_3303776979" text:style-name="Index_20_Link" text:visited-style-name="Index_20_Link">2.1 Разработка программных модулей<text:tab/>7</text:a></text:p>
          <text:p text:style-name="P26"><text:a xlink:type="simple" xlink:href="#__RefHeading___Toc656_3527694714" text:style-name="Index_20_Link" text:visited-style-name="Index_20_Link"><text:span text:style-name="T5">З</text:span><text:span text:style-name="T5">АКЛЮЧЕНИЕ</text:span><text:tab/>8</text:a></text:p>
          <text:p text:style-name="P26"><text:a xlink:type="simple" xlink:href="#__RefHeading___Toc658_3527694714" text:style-name="Index_20_Link" text:visited-style-name="Index_20_Link"><text:span text:style-name="T5">С</text:span><text:span text:style-name="T5">ПИСОК </text:span><text:span text:style-name="T5">ИСПОЛЬЗОВАННЫХ ИСТОЧНИКОВ</text:span><text:tab/>9</text:a></text:p>
          <text:p text:style-name="P26"><text:a xlink:type="simple" xlink:href="#__RefHeading___Toc677_3527694714" text:style-name="Index_20_Link" text:visited-style-name="Index_20_Link">ПРИЛОЖЕНИЕ <text:span text:style-name="T5">А</text:span><text:tab/>10</text:a></text:p>
        </text:index-body>
      </text:table-of-content>
      <text:p text:style-name="P14"><text:span text:style-name="Emphasis"><text:span text:style-name="T7"/></text:span></text:p>
      <text:h text:style-name="P30" text:outline-level="1"><text:bookmark-start text:name="__RefHeading___Toc636_3527694714"/><text:span text:style-name="T44">ВВЕДЕНИЕ</text:span><text:bookmark-end text:name="__RefHeading___Toc636_3527694714"/></text:h>
      <text:p text:style-name="P54"><text:tab/><text:span text:style-name="T116">Гостиницы</text:span><text:span text:style-name="T114"> занимают важное место в </text:span><text:span text:style-name="T117">жизни современных городов</text:span><text:span text:style-name="T114">, </text:span><text:span text:style-name="T118">обслуживая</text:span><text:span text:style-name="T115"> множество </text:span><text:span text:style-name="T118">клиентов</text:span><text:span text:style-name="T115"> каждый день.</text:span><text:span text:style-name="T114"> </text:span><text:span text:style-name="T100">Они занимают важное место в современной сфере туризма, без них трудно представить создание и функционирование каких-либо хороших курортов и других мест отдыха.</text:span><text:span text:style-name="T101"> Хорошая гостиница должна предоставлять широкий спектр услуг по обслуживанию клиента , в том числе должна организовывать питание для клиентов.</text:span></text:p>
      <text:p text:style-name="P48"><text:tab/>Актуальность</text:p>
      <text:p text:style-name="P53">В условиях современного гостиничного бизнеса автоматизация процессов обслуживания играет ключевую роль в повышении качества и скорости предоставления услуг. Одним из востребованных элементов является система автоматизированной организации питания в номерах, которая упрощает взаимодействие гостей и обслуживающего персонала. Данная курсовая работа направлена на разработку информационной системы, обеспечивающей упрощенный доступ к услугам питания для гостей гостиницы и оптимизацию работы сотрудников. </text:p>
      <text:p text:style-name="P51"><text:span text:style-name="T45"><text:tab/>Объект</text:span> – предметная область <text:span text:style-name="T86">—</text:span> <text:span text:style-name="T85">Гостиница</text:span></text:p>
      <text:p text:style-name="P52"><text:span text:style-name="T45"><text:tab/>Предмет</text:span> – <text:span text:style-name="T87">Я автоматизировал бизнес процесс «Организация питания», </text:span><text:span text:style-name="T96">а именно этапы</text:span><text:span text:style-name="T98">, выбора номера для доставки блюд,</text:span><text:span text:style-name="T96"> </text:span><text:span text:style-name="T88">в</text:span><text:span text:style-name="T96">ыб</text:span><text:span text:style-name="T98">ора</text:span><text:span text:style-name="T96"> </text:span><text:span text:style-name="T96">блюд </text:span><text:span text:style-name="T98">для создания заказа</text:span><text:span text:style-name="T97">, </text:span><text:span text:style-name="T98">хранение информации о заказе в базе данных ИС, </text:span><text:span text:style-name="T99">распечатка чека, который содержит в себе информацию о заказе</text:span>.</text:p>
      <text:p text:style-name="P46"><text:span text:style-name="T46"><text:tab/>Цель работы</text:span><text:span text:style-name="T50"> – </text:span><text:span text:style-name="T55">Целью моей работы является разработка <text:s/></text:span><text:span text:style-name="T56">модулей информационной системы для </text:span><text:span text:style-name="T57">гостиницы</text:span><text:span text:style-name="T56">, </text:span><text:span text:style-name="T58">которая способна сократить затрачиваемое время на получение питание и может обеспечить обслуживание клиентов прям в номерах гостиницы.</text:span></text:p>
      <text:p text:style-name="P46"><text:span text:style-name="T58"/></text:p>
      <text:p text:style-name="P46"><text:span text:style-name="T58"/></text:p>
      <text:p text:style-name="P6"><text:soft-page-break/><text:span text:style-name="T50"><text:tab/></text:span><text:span text:style-name="T47">Задачи:</text:span></text:p>
      <text:p text:style-name="P19"><text:span text:style-name="T45"><text:tab/></text:span><text:span text:style-name="T74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39" loext:marker-style-name="T50"><text:span text:style-name="T50">Описание предметной области;</text:span></text:p>
        </text:list-item>
        <text:list-item>
          <text:p text:style-name="P39" loext:marker-style-name="T50"><text:span text:style-name="T50">Описание назначение ПС;</text:span></text:p>
        </text:list-item>
        <text:list-item>
          <text:p text:style-name="P39" loext:marker-style-name="T50"><text:span text:style-name="T50">Анализ требований к ПС;</text:span></text:p>
        </text:list-item>
        <text:list-item>
          <text:p text:style-name="P39" loext:marker-style-name="T50"><text:span text:style-name="T50">Выбор технологии программирования;</text:span></text:p>
        </text:list-item>
        <text:list-item>
          <text:p text:style-name="P39" loext:marker-style-name="T50"><text:span text:style-name="T50">Выбор среды программирования;</text:span></text:p>
        </text:list-item>
        <text:list-item>
          <text:p text:style-name="P40" loext:marker-style-name="T50"><text:span text:style-name="T51">Создание информационной модели данных;</text:span></text:p>
        </text:list-item>
        <text:list-item>
          <text:p text:style-name="P40" loext:marker-style-name="T50"><text:span text:style-name="T50">Разработка </text:span><text:span text:style-name="T54">программных </text:span><text:span text:style-name="T52">модулей</text:span><text:span text:style-name="T50">;</text:span></text:p>
        </text:list-item>
        <text:list-item>
          <text:p text:style-name="P41" loext:marker-style-name="T50"><text:span text:style-name="T50">Интеграция программных модулей;</text:span></text:p>
        </text:list-item>
        <text:list-item>
          <text:p text:style-name="P42" loext:marker-style-name="T50"><text:span text:style-name="T50">Описание интерфейса </text:span><text:span text:style-name="T53">приложения</text:span><text:span text:style-name="T50">;</text:span></text:p>
        </text:list-item>
      </text:list>
      <text:p text:style-name="P45"><text:span text:style-name="Emphasis"><text:span text:style-name="T59">Структура работы: </text:span></text:span><text:span text:style-name="Emphasis"><text:span text:style-name="T61">курсовой проект состоит из введения, двух глав, заключения, списка литературы. В первой главе описан</text:span></text:span><text:span text:style-name="Emphasis"><text:span text:style-name="T62">а предметная область в рамках которой </text:span></text:span><text:span text:style-name="Emphasis"><text:span text:style-name="T64">разрабатывалась</text:span></text:span><text:span text:style-name="Emphasis"><text:span text:style-name="T62"> </text:span></text:span><text:span text:style-name="Emphasis"><text:span text:style-name="T63">информационная</text:span></text:span><text:span text:style-name="Emphasis"><text:span text:style-name="T62"> система, осуществляется постановка задачи, описываются требования к разрабатываемому программному </text:span></text:span><text:span text:style-name="Emphasis"><text:span text:style-name="T68">средству</text:span></text:span><text:span text:style-name="Emphasis"><text:span text:style-name="T62">, осуществляется выбор технологии и выбор среды программирования. </text:span></text:span><text:span text:style-name="Emphasis"><text:span text:style-name="T61">Вторая глава посвящена описанию процесса разработки, </text:span></text:span><text:span text:style-name="Emphasis"><text:span text:style-name="T62">а именно описание разработки информационной модели, разработки программных модулей, интеграция разработанных модулей в </text:span></text:span><text:span text:style-name="Emphasis"><text:span text:style-name="T63">информационную</text:span></text:span><text:span text:style-name="Emphasis"><text:span text:style-name="T62"> систему, описание интерфейса и основных модулей программы, в конце должн</text:span></text:span><text:span text:style-name="Emphasis"><text:span text:style-name="T66">о прилагаться руководство по эксплуатации к созданному программному </text:span></text:span><text:span text:style-name="Emphasis"><text:span text:style-name="T67">средству.</text:span></text:span></text:p>
      <text:h text:style-name="P29" text:outline-level="1"><text:bookmark-start text:name="__RefHeading___Toc1546_3303776979"/>ГЛАВА 1 <text:span text:style-name="T81">ПРОЕКТИРОВАНИЕ ПРИЛОЖЕНИЯ</text:span><text:span text:style-name="T80"> </text:span><text:bookmark-end text:name="__RefHeading___Toc1546_3303776979"/></text:h>
      <text:h text:style-name="P31" text:outline-level="2"><text:bookmark-start text:name="__RefHeading___Toc638_3527694714"/><text:span text:style-name="Emphasis"><text:span text:style-name="T60">1.</text:span></text:span><text:span text:style-name="Emphasis"><text:span text:style-name="T69">1</text:span></text:span><text:span text:style-name="Emphasis"><text:span text:style-name="T60"> </text:span></text:span><text:span text:style-name="Emphasis"><text:span text:style-name="T70">Описание предметной </text:span></text:span><text:span text:style-name="T42">области</text:span><text:bookmark-end text:name="__RefHeading___Toc638_3527694714"/></text:h>
      <text:p text:style-name="P55"><text:span text:style-name="Emphasis"><text:span text:style-name="T8">Предметная область "Гостиница" охватывает организацию деятельности предприятия, предоставляющего комплекс услуг по временному размещению и обслуживанию гостей. Гостиница представляет собой учреждение, которое предлагает клиентам не только проживание в номерах различной категории и уровня комфорта, но и сопутствующие услуги, такие как питание, уборка, обслуживание номеров, организация досуга и пр.</text:span></text:span></text:p>
      <text:p text:style-name="P56">Основными объектами в предметной области гостиницы являются:</text:p>
      <text:list text:style-name="L3">
        <text:list-item>
          <text:p text:style-name="P57"><text:span text:style-name="Strong_20_Emphasis">Номера</text:span> – жилые помещения, предназначенные для временного проживания гостей. Номера классифицируются по типам и уровням комфорта (например, стандарт, люкс, полулюкс) и оснащены определенным набором удобств.</text:p>
        </text:list-item>
        <text:list-item>
          <text:p text:style-name="P57"><text:span text:style-name="Strong_20_Emphasis">Гости</text:span> – лица, которые временно проживают в гостинице и могут пользоваться предлагаемыми услугами. Гости регистрируются при заселении, что позволяет вести учет по занятым номерам и предоставленным услугам.</text:p>
        </text:list-item>
        <text:list-item>
          <text:p text:style-name="P57"><text:span text:style-name="Strong_20_Emphasis">Услуги</text:span> – набор услуг, доступных для гостей. Помимо основного проживания, гостиница может предлагать питание, услуги прачечной, трансфер, экскурсии, СПА и другие дополнительные сервисы.</text:p>
        </text:list-item>
        <text:list-item>
          <text:p text:style-name="P58"><text:span text:style-name="Strong_20_Emphasis">Персонал</text:span> – сотрудники гостиницы, ответственные за обслуживание гостей, поддержание чистоты, прием и обработку заказов, а также управление всеми аспектами деятельности.</text:p>
        </text:list-item>
      </text:list>
      <text:p text:style-name="P56">Важной частью гостиничных услуг является <text:span text:style-name="Strong_20_Emphasis"><text:span text:style-name="T79">обслуживание номеров</text:span></text:span>, включающее предоставление питания по запросу гостей. Этот процесс требует <text:soft-page-break/>особого внимания к качеству, своевременности и точности, так как напрямую влияет на уровень удовлетворенности клиентов.</text:p>
      <text:p text:style-name="P56">В целом, предметная область гостиницы охватывает управление инфраструктурой гостиницы, контроль качества обслуживания, работу с клиентами и поддержание репутации.</text:p>
      <text:h text:style-name="P33" text:outline-level="2"><text:span text:style-name="Emphasis"><text:span text:style-name="T8"/></text:span></text:h>
      <text:h text:style-name="P33" text:outline-level="2"><text:bookmark-start text:name="__RefHeading___Toc640_3527694714"/><text:span text:style-name="Emphasis"><text:span text:style-name="T8">1.</text:span></text:span><text:span text:style-name="Emphasis"><text:span text:style-name="T10">2</text:span></text:span><text:span text:style-name="Emphasis"><text:span text:style-name="T5"> </text:span></text:span><text:span text:style-name="Emphasis"><text:span text:style-name="T24">Описание назначения ПС</text:span></text:span><text:bookmark-end text:name="__RefHeading___Toc640_3527694714"/></text:h>
      <text:p text:style-name="P15"><text:span text:style-name="Emphasis"><text:span text:style-name="T28">Информационная </text:span></text:span><text:span text:style-name="Emphasis"><text:span text:style-name="T30">с</text:span></text:span><text:span text:style-name="Emphasis"><text:span text:style-name="T22">истема организации питания в </text:span></text:span><text:span text:style-name="Emphasis"><text:span text:style-name="T28">гостинице(</text:span></text:span><text:span text:style-name="Emphasis"><text:span text:style-name="T29">И</text:span></text:span><text:span text:style-name="Emphasis"><text:span text:style-name="T28">СОПВГ) </text:span></text:span><text:span text:style-name="Emphasis"><text:span text:style-name="T22">предназначена для упрощения и автоматизации процессов предоставления услуг питания для гостей, проживающих в номерах. Основная цель системы – повышение качества и оперативности обслуживания за счет удобного интерфейса для оформления и отслеживания заказов, доступного как для гостей, так и для персонала гостиницы.</text:span></text:span></text:p>
      <text:p text:style-name="P56">Система позволяет клиентам легко и быстро просматривать доступное меню и заказывать блюда, которые будут доставлены в номер. Сотрудники гостиницы, в свою очередь, получают инструменты для оперативного приема и обработки заказов, что снижает вероятность ошибок и улучшает координацию между подразделениями.</text:p>
      <text:p text:style-name="P56">Назначение системы включает:</text:p>
      <text:list text:style-name="L4">
        <text:list-item>
          <text:p text:style-name="P63"><text:span text:style-name="Strong_20_Emphasis">Повышение удобства для гостей</text:span> – каждый гость может выбрать блюда из предложенного меню, оформить заказ и следить за его статусом, что повышает уровень комфорта и удовлетворенности клиентов.</text:p>
        </text:list-item>
        <text:list-item>
          <text:p text:style-name="P63"><text:span text:style-name="Strong_20_Emphasis">Оптимизация работы персонала</text:span> – система автоматизирует процесс приема заказов и контроля их выполнения, что позволяет персоналу сосредоточиться на высококачественном обслуживании и выполнении заказов без задержек.</text:p>
        </text:list-item>
        <text:list-item>
          <text:p text:style-name="P63"><text:soft-page-break/><text:span text:style-name="Strong_20_Emphasis">Снижение количества ошибок</text:span> – автоматизация снижает вероятность ошибок, связанных с ручной обработкой заказов, что способствует более точному и своевременному обслуживанию.</text:p>
        </text:list-item>
      </text:list>
      <text:p text:style-name="P56">Таким образом, система направлена на совершенствование обслуживания и создание более комфортных условий для клиентов, а также повышение эффективности внутреннего управления услугами питания в гостиничных номерах.</text:p>
      <text:p text:style-name="P15"><text:span text:style-name="Emphasis"><text:span text:style-name="T22"/></text:span></text:p>
      <text:h text:style-name="P35" text:outline-level="2"><text:bookmark-start text:name="__RefHeading___Toc1524_547038729"/><text:span text:style-name="T48">1.3 </text:span><text:span text:style-name="T49">Анализ требований к ПС</text:span><text:bookmark-end text:name="__RefHeading___Toc1524_547038729"/></text:h>
      <text:h text:style-name="P36" text:outline-level="3" text:is-list-header="true"><text:span text:style-name="Strong_20_Emphasis"><text:span text:style-name="T127">1.</text:span></text:span><text:span text:style-name="Emphasis"><text:span text:style-name="Strong_20_Emphasis"><text:span text:style-name="T126">Функциональные требования</text:span></text:span></text:span></text:h>
      <text:p text:style-name="P56"><text:span text:style-name="Strong_20_Emphasis"><text:span text:style-name="T119">Основные функции системы:</text:span></text:span></text:p>
      <text:list text:style-name="L12">
        <text:list-item>
          <text:p text:style-name="P64"><text:span text:style-name="Strong_20_Emphasis"><text:span text:style-name="T122">Выб</text:span></text:span><text:span text:style-name="Strong_20_Emphasis"><text:span text:style-name="T122">ор номера</text:span></text:span><text:span text:style-name="T119">: хранение и отображение информации </text:span><text:span text:style-name="T123">о номере для формирования заказа</text:span></text:p>
        </text:list-item>
        <text:list-item>
          <text:p text:style-name="P64"><text:span text:style-name="Strong_20_Emphasis"><text:span text:style-name="T119">Управление меню</text:span></text:span><text:span text:style-name="T119">: создание и редактирование списка блюд с указанием цены, описания и наличия.</text:span></text:p>
        </text:list-item>
        <text:list-item>
          <text:p text:style-name="P64"><text:span text:style-name="Strong_20_Emphasis"><text:span text:style-name="T119">Оформление заказов</text:span></text:span><text:span text:style-name="T119">: возможность гостям выбирать блюда из меню, указывать количество порций и оформлять заказы с указанием номера.</text:span></text:p>
        </text:list-item>
        <text:list-item>
          <text:p text:style-name="P64"><text:span text:style-name="Strong_20_Emphasis"><text:span text:style-name="T119">Обработка заказов</text:span></text:span><text:span text:style-name="T119">: автоматическая передача заказа на выполнение, отображение статуса заказов (например, в обработке, доставлен).</text:span></text:p>
        </text:list-item>
        <text:list-item>
          <text:p text:style-name="P65"><text:span text:style-name="Strong_20_Emphasis"><text:span text:style-name="T120">В</text:span></text:span><text:span text:style-name="Strong_20_Emphasis"><text:span text:style-name="T120">ыдача чеков</text:span></text:span><text:span text:style-name="T119">: </text:span><text:span text:style-name="T121">выдача чеков с информацией о заказе</text:span></text:p>
        </text:list-item>
      </text:list>
      <text:h text:style-name="P38" text:outline-level="3" text:is-list-header="true"><text:span text:style-name="Strong_20_Emphasis"><text:span text:style-name="T127">2.</text:span></text:span><text:span text:style-name="Strong_20_Emphasis"><text:span text:style-name="T128">Нефункциональные требования</text:span></text:span></text:h>
      <text:p text:style-name="P56"><text:span text:style-name="Strong_20_Emphasis"><text:span text:style-name="T119">Качество работы системы:</text:span></text:span></text:p>
      <text:list text:style-name="L13">
        <text:list-item>
          <text:p text:style-name="P66"><text:span text:style-name="Strong_20_Emphasis"><text:span text:style-name="T119">Надежность</text:span></text:span><text:span text:style-name="T119">: система должна быть устойчива к сбоям, сохранять данные без потерь.</text:span></text:p>
        </text:list-item>
        <text:list-item>
          <text:p text:style-name="P66"><text:soft-page-break/><text:span text:style-name="Strong_20_Emphasis"><text:span text:style-name="T119">Производительность</text:span></text:span><text:span text:style-name="T119">: система должна обеспечивать быстрое выполнение операций, таких как оформление заказа и изменение статусов.</text:span></text:p>
        </text:list-item>
        <text:list-item>
          <text:p text:style-name="P66"><text:span text:style-name="Strong_20_Emphasis"><text:span text:style-name="T119">Интерфейс</text:span></text:span><text:span text:style-name="T119">: интуитивно понятный интерфейс</text:span></text:p>
        </text:list-item>
        <text:list-item>
          <text:p text:style-name="P66"><text:span text:style-name="Strong_20_Emphasis"><text:span text:style-name="T119">Безопасность</text:span></text:span><text:span text:style-name="T119">: система должна защищать данные о заказах и гостях от несанкционированного доступа.</text:span></text:p>
        </text:list-item>
        <text:list-item>
          <text:p text:style-name="P67"><text:span text:style-name="Strong_20_Emphasis"><text:span text:style-name="T119">Совместимость</text:span></text:span><text:span text:style-name="T119">: использование SQLite для базы данных позволяет поддерживать работу как на Windows, так и на других платформах при необходимости.</text:span></text:p>
        </text:list-item>
      </text:list>
      <text:h text:style-name="Heading_20_3" text:outline-level="3" text:is-list-header="true"><text:span text:style-name="Strong_20_Emphasis"><text:span text:style-name="T130">3.</text:span></text:span><text:span text:style-name="Strong_20_Emphasis"><text:span text:style-name="T128">Требования к интерфейсу пользователя</text:span></text:span></text:h>
      <text:p text:style-name="P56"><text:span text:style-name="Strong_20_Emphasis"><text:span text:style-name="T119">Основные экраны:</text:span></text:span></text:p>
      <text:list text:style-name="L14">
        <text:list-item>
          <text:p text:style-name="P69"><text:span text:style-name="Strong_20_Emphasis"><text:span text:style-name="T124">Экран ввода номера: </text:span></text:span><text:span text:style-name="Strong_20_Emphasis"><text:span text:style-name="T125">выбор номера для формирования заказа</text:span></text:span></text:p>
        </text:list-item>
        <text:list-item>
          <text:p text:style-name="P68"><text:span text:style-name="Strong_20_Emphasis"><text:span text:style-name="T119">Главный экран</text:span></text:span><text:span text:style-name="T119">: доступ к спискам номеров и заказов.</text:span></text:p>
        </text:list-item>
        <text:list-item>
          <text:p text:style-name="P68"><text:span text:style-name="Strong_20_Emphasis"><text:span text:style-name="T119">Экран меню</text:span></text:span><text:span text:style-name="T119">: отображение доступных блюд с ценами и описанием.</text:span></text:p>
        </text:list-item>
        <text:list-item>
          <text:p text:style-name="P68"><text:span text:style-name="Strong_20_Emphasis"><text:span text:style-name="T119">Экран оформления заказа</text:span></text:span><text:span text:style-name="T119">: форма для выбора блюд, количества порций и подтверждения заказа.</text:span></text:p>
        </text:list-item>
        <text:list-item>
          <text:p text:style-name="P68"><text:span text:style-name="Strong_20_Emphasis"><text:span text:style-name="T119">Экран управления заказами</text:span></text:span><text:span text:style-name="T119">: отображение статусов заказов для сотрудников.</text:span></text:p>
          <text:p text:style-name="P68"><text:span text:style-name="Strong_20_Emphasis"><text:span text:style-name="T125"/></text:span></text:p>
        </text:list-item>
      </text:list>
      <text:h text:style-name="Heading_20_3" text:outline-level="3" text:is-list-header="true"><text:span text:style-name="Strong_20_Emphasis"><text:span text:style-name="T130">4.</text:span></text:span><text:span text:style-name="Strong_20_Emphasis"><text:span text:style-name="T128">Требования к безопасности</text:span></text:span></text:h>
      <text:list text:style-name="L16">
        <text:list-item>
          <text:p text:style-name="P70"><text:span text:style-name="Strong_20_Emphasis"><text:span text:style-name="T119">Контроль доступа</text:span></text:span><text:span text:style-name="T119">: доступ к функциям управления заказами и меню ограничен для сотрудников с соответствующими правами.</text:span></text:p>
        </text:list-item>
        <text:list-item>
          <text:p text:style-name="P70"><text:span text:style-name="Strong_20_Emphasis"><text:span text:style-name="T119">Сохранность данных</text:span></text:span><text:span text:style-name="T119">: защита от потери данных при сбоях системы, резервное копирование базы данных.</text:span></text:p>
        </text:list-item>
        <text:list-item>
          <text:p text:style-name="P71"><text:span text:style-name="Strong_20_Emphasis"><text:span text:style-name="T119">Защита персональных данных</text:span></text:span><text:span text:style-name="T119">: использование механизмов защиты данных о гостях, их заказах и предпочтениях в соответствии с законами о конфиденциальности.</text:span></text:p>
        </text:list-item>
      </text:list>
      <text:h text:style-name="Heading_20_3" text:outline-level="3" text:is-list-header="true"><text:soft-page-break/><text:span text:style-name="Strong_20_Emphasis"><text:span text:style-name="T130">5.</text:span></text:span><text:span text:style-name="Strong_20_Emphasis"><text:span text:style-name="T128">Требования к удобству использования</text:span></text:span></text:h>
      <text:list text:style-name="L18">
        <text:list-item>
          <text:p text:style-name="P72"><text:span text:style-name="Strong_20_Emphasis"><text:span text:style-name="T119">Простота интерфейса</text:span></text:span><text:span text:style-name="T119">: понятный интерфейс с минимальными шагами для выполнения основных операций (оформление заказа, изменение статуса).</text:span></text:p>
        </text:list-item>
        <text:list-item>
          <text:p text:style-name="P73"><text:span text:style-name="Strong_20_Emphasis"><text:span text:style-name="T119">Минимизация ошибок</text:span></text:span><text:span text:style-name="T119">: ограничение количества ошибок пользователя за счет подтверждения важных действий и выделения критичных данных.</text:span></text:p>
        </text:list-item>
      </text:list>
      <text:h text:style-name="P37" text:outline-level="3" text:is-list-header="true"><text:span text:style-name="Strong_20_Emphasis"><text:span text:style-name="T130">6.</text:span></text:span><text:span text:style-name="Strong_20_Emphasis"><text:span text:style-name="T128">Требования к </text:span></text:span><text:span text:style-name="Strong_20_Emphasis"><text:span text:style-name="T129">техническому обеспечению</text:span></text:span></text:h>
      <text:list text:style-name="L21">
        <text:list-item>
          <text:p text:style-name="P60"><text:span text:style-name="Emphasis"><text:span text:style-name="T41">Процессор:</text:span></text:span><text:span text:style-name="Emphasis"><text:span text:style-name="T31"> </text:span></text:span><text:span text:style-name="Emphasis"><text:span text:style-name="T33">не ниже</text:span></text:span><text:span text:style-name="Emphasis"><text:span text:style-name="T31"> </text:span></text:span><text:span text:style-name="Emphasis"><text:span text:style-name="T32">Intel Core i5</text:span></text:span></text:p>
        </text:list-item>
        <text:list-item>
          <text:p text:style-name="P61"><text:span text:style-name="Emphasis"><text:span text:style-name="T110">ОЗУ:</text:span></text:span><text:span text:style-name="Emphasis"> <text:s/></text:span><text:span text:style-name="Emphasis"><text:span text:style-name="T90">н</text:span></text:span><text:span text:style-name="Emphasis"><text:span text:style-name="T104">е ме</text:span></text:span><text:span text:style-name="Emphasis"><text:span text:style-name="T104">не</text:span></text:span><text:span text:style-name="Emphasis"><text:span text:style-name="T104">е</text:span></text:span><text:span text:style-name="Emphasis"> </text:span><text:span text:style-name="Emphasis"><text:span text:style-name="T103">8 Гб</text:span></text:span></text:p>
        </text:list-item>
        <text:list-item>
          <text:p text:style-name="P60"><text:span text:style-name="Emphasis"><text:span text:style-name="T110">Накопитель</text:span></text:span><text:span text:style-name="Emphasis"><text:span text:style-name="T111">:</text:span></text:span><text:span text:style-name="Emphasis"><text:span text:style-name="T102"> <text:s/></text:span></text:span><text:span text:style-name="Emphasis"><text:span text:style-name="T103">SSD диск от 256 Гб</text:span></text:span></text:p>
        </text:list-item>
      </text:list>
      <text:p text:style-name="P16"><text:span text:style-name="Emphasis"><text:span text:style-name="T12"/></text:span></text:p>
      <text:p text:style-name="P44"><text:span text:style-name="Emphasis"><text:span text:style-name="T13"/></text:span></text:p>
      <text:h text:style-name="P34" text:outline-level="2"><text:bookmark-start text:name="__RefHeading___Toc17060_742307865"/><text:span text:style-name="Emphasis"><text:span text:style-name="T26">1.4 <text:s/></text:span></text:span><text:span text:style-name="Emphasis"><text:span text:style-name="T27">Т</text:span></text:span><text:span text:style-name="Emphasis"><text:span text:style-name="T71">ехнологии программирования </text:span></text:span><text:span text:style-name="Emphasis"><text:span text:style-name="T72">и </text:span></text:span><text:span text:style-name="Emphasis"><text:span text:style-name="T71">среды программирования</text:span></text:span><text:bookmark-end text:name="__RefHeading___Toc17060_742307865"/></text:h>
      <text:p text:style-name="P50"><text:span text:style-name="Emphasis"><text:span text:style-name="T71">В процессе разработки информационной системы автоматизированной организации питания в гостиничных номерах были использованы </text:span></text:span><text:span text:style-name="Emphasis"><text:span text:style-name="T73">следующие технологии:</text:span></text:span></text:p>
      <text:h text:style-name="Heading_20_3" text:outline-level="3" text:is-list-header="true"><text:span text:style-name="T128">1. </text:span><text:span text:style-name="Strong_20_Emphasis"><text:span text:style-name="T128">Язык программирования</text:span></text:span></text:h>
      <text:list text:style-name="L23">
        <text:list-item>
          <text:p text:style-name="P74"><text:span text:style-name="Strong_20_Emphasis"><text:span text:style-name="T119">C#</text:span></text:span><text:span text:style-name="T119">: Основной язык программирования для разработки логики приложения и взаимодействия с базой данных. C# обеспечивает удобство разработки, а также </text:span><text:span text:style-name="T133">использует</text:span><text:span text:style-name="T119"> объектно-ориентированную парадигму, что позволяет структурировать код, делая его более читаемым и поддерживаемым.</text:span></text:p>
        </text:list-item>
      </text:list>
      <text:h text:style-name="Heading_20_3" text:outline-level="3" text:is-list-header="true"><text:span text:style-name="T128">2. </text:span><text:span text:style-name="Strong_20_Emphasis"><text:span text:style-name="T128">Технологии и фреймворки</text:span></text:span></text:h>
      <text:list text:style-name="L24">
        <text:list-item>
          <text:p text:style-name="P75"><text:span text:style-name="Strong_20_Emphasis"><text:span text:style-name="T119">Windows Forms</text:span></text:span><text:span text:style-name="T119">: Библиотека для создания графического интерфейса пользователя в среде Windows. Windows Forms предоставляет гибкие элементы управления для создания интерактивного интерфейса, </text:span><text:soft-page-break/><text:span text:style-name="T119">подходящего для рабочего стола, с минимальными требованиями к обучению пользователей.</text:span></text:p>
        </text:list-item>
        <text:list-item>
          <text:p text:style-name="P75"><text:span text:style-name="Strong_20_Emphasis"><text:span text:style-name="T119">Entity Framework Core</text:span></text:span><text:span text:style-name="T119">: фреймворк для взаимодействия с базой данных. Entity Framework Core позволяет работать с базой данных на уровне объектов, что упрощает работу с данными и минимизирует количество SQL-запросов</text:span><text:span text:style-name="T132">.</text:span></text:p>
        </text:list-item>
        <text:list-item>
          <text:p text:style-name="P76"><text:span text:style-name="Strong_20_Emphasis"><text:span text:style-name="T119">SQLite</text:span></text:span><text:span text:style-name="T119">: Легковесная реляционная база данных, которая легко интегрируется в настольные приложения и не требует серверной установки. SQLite используется для хранения данных о номерах, меню, заказах и истории заказов.</text:span></text:p>
        </text:list-item>
      </text:list>
      <text:h text:style-name="Heading_20_3" text:outline-level="3" text:is-list-header="true"><text:span text:style-name="T128">3. </text:span><text:span text:style-name="Strong_20_Emphasis"><text:span text:style-name="T128">Среда разработки</text:span></text:span></text:h>
      <text:list text:style-name="L25">
        <text:list-item>
          <text:p text:style-name="P77"><text:span text:style-name="Strong_20_Emphasis"><text:span text:style-name="T119">Microsoft Visual Studio</text:span></text:span><text:span text:style-name="T119">: Основная интегрированная среда разработки (IDE), использованная для написания кода, проектирования интерфейса и управления проектом. </text:span></text:p>
        </text:list-item>
      </text:list>
      <text:h text:style-name="Heading_20_3" text:outline-level="3" text:is-list-header="true"><text:span text:style-name="T128">4. </text:span><text:span text:style-name="Strong_20_Emphasis"><text:span text:style-name="T128">Управление версиями</text:span></text:span></text:h>
      <text:list text:style-name="L26">
        <text:list-item>
          <text:p text:style-name="P78"><text:span text:style-name="Strong_20_Emphasis"><text:span text:style-name="T119">Git</text:span></text:span><text:span text:style-name="T119">: Система контроля версий для отслеживания изменений в коде и управления различными версиями проекта. Git обеспечивает возможность командной работы над проектом, поддерживает откаты изменений и помогает структурировать процесс разработки.</text:span></text:p>
        </text:list-item>
      </text:list>
      <text:h text:style-name="Heading_20_3" text:outline-level="3" text:is-list-header="true"><text:span text:style-name="T131">5. </text:span><text:span text:style-name="Strong_20_Emphasis"><text:span text:style-name="T131">Дополнительные библиотеки и технологии</text:span></text:span></text:h>
      <text:list text:style-name="L27">
        <text:list-item>
          <text:p text:style-name="P79"><text:span text:style-name="Strong_20_Emphasis"><text:span text:style-name="T119">NuGet</text:span></text:span><text:span text:style-name="T119">: Пакетный менеджер, используемый для установки и управления библиотеками, такими как Entity Framework Core, в проекте. NuGet облегчает интеграцию сторонних библиотек и управление зависимостями.</text:span></text:p>
        </text:list-item>
        <text:list-item>
          <text:p text:style-name="P80"><text:span text:style-name="Strong_20_Emphasis"><text:span text:style-name="T119">LINQ (Language-Integrated Query)</text:span></text:span><text:span text:style-name="T119">: Используется для работы с коллекциями данных и выполнения запросов к данным в более удобном формате, улучшая читаемость и сокращая количество кода.</text:span></text:p>
        </text:list-item>
      </text:list>
      <text:p text:style-name="P50"><text:soft-page-break/><text:span text:style-name="Emphasis"><text:span text:style-name="T71"/></text:span></text:p>
      <text:h text:style-name="P32" text:outline-level="2" text:is-list-header="true"><text:bookmark-start text:name="__RefHeading___Toc17064_742307865"/><text:span text:style-name="Emphasis"><text:span text:style-name="T43">Вывод по первой главе</text:span></text:span><text:bookmark-end text:name="__RefHeading___Toc17064_742307865"/></text:h>
      <text:p text:style-name="P62"><text:span text:style-name="Emphasis"><text:span text:style-name="T34"><text:tab/>В итоге</text:span></text:span><text:span text:style-name="Emphasis"> </text:span><text:span text:style-name="Emphasis"><text:span text:style-name="T106">п</text:span></text:span><text:span text:style-name="Emphasis"><text:span text:style-name="T106">рове</text:span></text:span><text:span text:style-name="Emphasis"><text:span text:style-name="T106">дённой рабо</text:span></text:span><text:span text:style-name="Emphasis"><text:span text:style-name="T106">ты</text:span></text:span><text:span text:style-name="Emphasis"><text:span text:style-name="T92"> </text:span></text:span><text:span text:style-name="Emphasis"><text:span text:style-name="T34">была проанализирована предметная область, </text:span></text:span><text:span text:style-name="Emphasis"><text:span text:style-name="T37">выбран и проанализирован бизнес процесс </text:span></text:span><text:span text:style-name="Emphasis"><text:span text:style-name="T38">подлежащий автоматизации</text:span></text:span><text:span text:style-name="Emphasis"><text:span text:style-name="T34">, </text:span></text:span><text:span text:style-name="Emphasis"><text:span text:style-name="T35">установлено назначение ПС. </text:span></text:span><text:span text:style-name="Emphasis"><text:span text:style-name="T36">Также б</text:span></text:span><text:span text:style-name="Emphasis"><text:span text:style-name="T35">ыли установлены </text:span></text:span><text:span text:style-name="Emphasis"><text:span text:style-name="T107">конкретные </text:span></text:span><text:span text:style-name="Emphasis"><text:span text:style-name="T35">требования к программному средству</text:span></text:span><text:span text:style-name="Emphasis"><text:span text:style-name="T39">,</text:span></text:span><text:span text:style-name="Emphasis"><text:span text:style-name="T35"> и выбраны <text:s/>используемые технологии программирования и разработки </text:span></text:span><text:span text:style-name="Emphasis"><text:span text:style-name="T29">И</text:span></text:span><text:span text:style-name="Emphasis"><text:span text:style-name="T28">СОПВГ</text:span></text:span><text:span text:style-name="Emphasis"><text:span text:style-name="T35">, такие как </text:span></text:span><text:span text:style-name="Emphasis"><text:span text:style-name="T36">используемая </text:span></text:span><text:span text:style-name="Emphasis"><text:span text:style-name="T35">база данных, </text:span></text:span><text:span text:style-name="Emphasis"><text:span text:style-name="T40">фреймворк для более удобной работы с ней, </text:span></text:span><text:span text:style-name="Emphasis"><text:span text:style-name="T105"><text:s/></text:span></text:span><text:span text:style-name="Emphasis"><text:span text:style-name="T109">Графический фреймворк</text:span></text:span><text:span text:style-name="Emphasis"><text:span text:style-name="T105"> и подход к </text:span></text:span><text:span text:style-name="Emphasis"><text:span text:style-name="T108">организации и проектированию</text:span></text:span><text:span text:style-name="Emphasis"><text:span text:style-name="T105"> программного кода. </text:span></text:span></text:p>
      <text:h text:style-name="P29" text:outline-level="1"><text:bookmark-start text:name="__RefHeading___Toc1029_1288856879"/>ГЛАВА 2 РАЗРАБОТКА <text:span text:style-name="T81">ПР</text:span><text:span text:style-name="T83">ИЛОЖЕНИЯ</text:span><text:bookmark-end text:name="__RefHeading___Toc1029_1288856879"/></text:h>
      <text:h text:style-name="Heading_20_2" text:outline-level="2"><text:bookmark-start text:name="__RefHeading___Toc1550_3303776979"/>2.1 <text:span text:style-name="T81">Разработка </text:span><text:span text:style-name="T83">программных </text:span><text:span text:style-name="T82">модулей</text:span> <text:bookmark-end text:name="__RefHeading___Toc1550_3303776979"/></text:h>
      <text:p text:style-name="P18"><text:span text:style-name="Emphasis"><text:span text:style-name="T7">&lt;</text:span></text:span><text:span text:style-name="Emphasis"><text:span text:style-name="T11">Оформление примечаний. Примечания не должны содержать требований</text:span></text:span><text:span text:style-name="Emphasis"><text:span text:style-name="T7">&gt;</text:span></text:span></text:p>
      <text:p text:style-name="P20"><text:span text:style-name="Emphasis"><text:span text:style-name="T75">Примечание — Далее следует текст примечания.</text:span></text:span></text:p>
      <text:p text:style-name="P20"><text:span text:style-name="Emphasis"/></text:p>
      <text:p text:style-name="P20"><text:span text:style-name="Emphasis"><text:span text:style-name="T75">Примечание</text:span></text:span></text:p>
      <text:p text:style-name="P20"><text:span text:style-name="Emphasis"><text:span text:style-name="T75">1 Несколько примечаний</text:span></text:span></text:p>
      <text:p text:style-name="P20"><text:span text:style-name="Emphasis"><text:span text:style-name="T75">2 Нумеруют арабскими цифрами</text:span></text:span></text:p>
      <text:p text:style-name="P20"><text:span text:style-name="Emphasis"/></text:p>
      <text:p text:style-name="P21"><text:span text:style-name="Emphasis"><text:span text:style-name="T14">&lt;Оформление сносок&gt;</text:span></text:span></text:p>
      <text:p text:style-name="P21"><text:span text:style-name="Emphasis"><text:span text:style-name="T15">Можно символом </text:span></text:span><text:span text:style-name="Emphasis"><text:span text:style-name="T15"><text:note text:id="ftn1" text:note-class="footnote"><text:note-citation text:label="*">*</text:note-citation><text:note-body><text:p text:style-name="P22">Символ звездочка можно использовать до трех раз</text:p></text:note-body></text:note></text:span></text:span><text:span text:style-name="Emphasis"><text:span text:style-name="T15"><text:s/></text:span></text:span></text:p>
      <text:p text:style-name="P23"><text:span text:style-name="Emphasis"><text:span text:style-name="T16">С нумерацией сложнее</text:span></text:span><text:span text:style-name="Emphasis"><text:span text:style-name="T16"><text:note text:id="ftn2" text:note-class="footnote"><text:note-citation>1</text:note-citation><text:note-body><text:p text:style-name="P24">Очень скользкое место в LibreOffice</text:p></text:note-body></text:note></text:span></text:span><text:span text:style-name="Emphasis"><text:span text:style-name="T76">) </text:span></text:span><text:span text:style-name="Emphasis"><text:span text:style-name="T77"><text:s/>Скобка устанавливается вручную (как верхний индекс), сноска автоматически (установка скобки Сервис → Сноски → После «)»)</text:span></text:span></text:p>
      <text:h text:style-name="P29" text:outline-level="1"><text:bookmark-start text:name="__RefHeading___Toc656_3527694714"/><text:span text:style-name="Emphasis"><text:span text:style-name="T5">З</text:span></text:span><text:span text:style-name="Emphasis"><text:span text:style-name="T17">АКЛЮЧЕНИЕ</text:span></text:span><text:bookmark-end text:name="__RefHeading___Toc656_3527694714"/></text:h>
      <text:p text:style-name="P17"><text:tab/>Выполнение курсового проекта было направлено на разработку …. для предметной области ..., что предполагало осуществление нескольких задач.</text:p>
      <text:p text:style-name="P17"><text:tab/>Для этого было необходимо рассмотреть особенности предметной области …, провести анализ …... обеспечить создание необходимых ……….</text:p>
      <text:p text:style-name="P17">Все этапы по реализации данных задач были выполнены, и поставленная цель была достигнута.</text:p>
      <text:p text:style-name="P17"><text:tab/>В ходе работы над курсовым проектом применялись знания и умения, полученные в ходе изучения учебных тем: ……………………………………………….. </text:p>
      <text:p text:style-name="P17"><text:tab/>Разработанная ……………….. <text:s/>отражает знания из предметной области, рассмотренной в курсовом проекте. …………….. содержит необходимые объекты, функциональность которых описана в пояснительной записке. <text:s/></text:p>
      <text:p text:style-name="P17"><text:tab/>Таким образом, работа над созданием ………………. предметной области <text:s/>… была завершена, что является достижением поставленной цели.</text:p>
      <text:p text:style-name="P17"><text:span text:style-name="Emphasis"><text:span text:style-name="T5">Курсовой проект основывается на условном примере, который не отражает всех особенностей предметной области ..., поэтому в данной работе мы говорим о разработке </text:span></text:span><text:span text:style-name="Emphasis"><text:span text:style-name="T23">…………..</text:span></text:span><text:span text:style-name="Emphasis"><text:span text:style-name="T5">. Однако выполнение данного курсового проекта позволило ознакомиться и научиться применять необходимые инструменты разработки ………………….., которые могут быть использованы для реальной предметной области. </text:span></text:span></text:p>
      <text:h text:style-name="P29" text:outline-level="1"><text:bookmark-start text:name="__RefHeading___Toc658_3527694714"/><text:span text:style-name="Emphasis"><text:span text:style-name="T5">С</text:span></text:span><text:span text:style-name="Emphasis"><text:span text:style-name="T17">ПИСОК </text:span></text:span><text:span text:style-name="Emphasis"><text:span text:style-name="T18">ИСПОЛЬЗОВАННЫХ ИСТОЧНИКОВ</text:span></text:span><text:bookmark-end text:name="__RefHeading___Toc658_3527694714"/></text:h>
      <text:list text:style-name="L2">
        <text:list-item>
          <text:p text:style-name="P49"><text:span text:style-name="Emphasis"><text:span text:style-name="T19"/></text:span></text:p>
        </text:list-item>
      </text:list>
      <text:h text:style-name="P29" text:outline-level="1"><text:bookmark-start text:name="__RefHeading___Toc677_3527694714"/>П<text:span text:style-name="T78">РИЛОЖЕНИЕ</text:span><text:span text:style-name="Emphasis"> </text:span><text:span text:style-name="Emphasis"><text:span text:style-name="T5">А</text:span></text:span><text:bookmark-end text:name="__RefHeading___Toc677_3527694714"/></text:h>
      <text:p text:style-name="Text_20_body"><text:span text:style-name="Emphasis"><text:span text:style-name="T25">Листинг 1 - &lt;Файл или класс&gt;</text:span></text:span></text:p>
      <text:p text:style-name="P13"><text:bookmark-start text:name="__RefHeading___Toc679_3527694714"/><text:span text:style-name="Emphasis"><text:span text:style-name="T5">П</text:span></text:span><text:span text:style-name="Emphasis"><text:span text:style-name="T21">р</text:span></text:span><text:span text:style-name="Emphasis"><text:span text:style-name="T5">иложение </text:span></text:span><text:span text:style-name="Emphasis"><text:span text:style-name="T9">Б</text:span></text:span><text:bookmark-end text:name="__RefHeading___Toc679_3527694714"/></text:p>
      <text:p text:style-name="P25"><text:span text:style-name="Emphasis"><text:span text:style-name="T20">&lt;Может включать схемы, диаграммы&gt;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Курсив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/>
      <style:text-properties fo:font-style="normal" style:font-size-asian="10.5pt" style:font-style-asian="normal" style:font-style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2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3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19:08:18.458000000</meta:creation-date>
    <meta:editing-duration>PT1H19M50S</meta:editing-duration>
    <meta:editing-cycles>114</meta:editing-cycles>
    <meta:generator>LibreOffice/24.2.2.2$Windows_X86_64 LibreOffice_project/d56cc158d8a96260b836f100ef4b4ef25d6f1a01</meta:generator>
    <dc:title>Реферат ГОСТ</dc:title>
    <dc:date>2024-11-09T20:28:57.840000000</dc:date>
    <meta:document-statistic meta:table-count="0" meta:image-count="0" meta:object-count="0" meta:page-count="16" meta:paragraph-count="139" meta:word-count="1676" meta:character-count="13279" meta:non-whitespace-character-count="11742"/>
  </office:meta>
</office:document-meta>
</file>